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3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;[.H72])" office:value-type="float" office:value="83900" calcext:value-type="float">
            <text:p>839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2700(5100)</text:p>
          </table:table-cell>
          <table:table-cell table:number-columns-repeated="3"/>
          <table:table-cell table:formula="of:=[.N4]-[.M4]" office:value-type="float" office:value="17800" calcext:value-type="float">
            <text:p>178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 table:number-columns-repeated="4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22250" calcext:value-type="float">
            <text:p>22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table:number-columns-repeated="3"/>
          <table:table-cell table:style-name="ce17" table:formula="of:=SUM([.B49:.F49])" office:value-type="float" office:value="19400" calcext:value-type="float">
            <text:p>19400</text:p>
          </table:table-cell>
          <table:table-cell table:style-name="ce23"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:.D72])" office:value-type="float" office:value="1141.17647058824" calcext:value-type="float">
            <text:p>1141.1764705882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];[.D72];[.E72];[.F72])" office:value-type="float" office:value="782.352941176471" calcext:value-type="float">
            <text:p>782.3529411765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:.F72])" office:value-type="float" office:value="1141.17647058824" calcext:value-type="float">
            <text:p>1141.1764705882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F72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2:.F72])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B72:.F72])" office:value-type="float" office:value="1141.17647058824" calcext:value-type="float">
            <text:p>1141.1764705882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72];[.F72])" office:value-type="float" office:value="358.823529411765" calcext:value-type="float">
            <text:p>358.8235294118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+Vahe</text:p>
          </table:table-cell>
          <table:table-cell table:style-name="ce23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Tatev</text:p>
          </table:table-cell>
          <table:table-cell table:number-columns-repeated="2"/>
          <table:table-cell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];[.D72];[.E72];[.F72])" office:value-type="float" office:value="782.352941176471" calcext:value-type="float">
            <text:p>782.3529411765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1141.17647058824" calcext:value-type="float">
            <text:p>1141.1764705882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1141.17647058824" calcext:value-type="float">
            <text:p>1141.1764705882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])" office:value-type="float" office:value="782.352941176471" calcext:value-type="float">
            <text:p>782.3529411765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2:.F72])" office:value-type="float" office:value="358.823529411765" calcext:value-type="float">
            <text:p>358.8235294118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2:.F72])" office:value-type="float" office:value="358.823529411765" calcext:value-type="float">
            <text:p>358.8235294118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17" office:value-type="float" office:value="0" calcext:value-type="float">
            <text:p>0</text:p>
          </table:table-cell>
          <table:table-cell table:style-name="ce17" table:formula="of:=[.E49]/19" office:value-type="float" office:value="0" calcext:value-type="float">
            <text:p>0</text:p>
          </table:table-cell>
          <table:table-cell table:style-name="ce17" table:formula="of:=[.F49]/20" office:value-type="float" office:value="0" calcext:value-type="float">
            <text:p>0</text:p>
          </table:table-cell>
          <table:table-cell/>
          <table:table-cell table:formula="of:=SUM([.H49:.H71])" office:value-type="float" office:value="19400" calcext:value-type="float">
            <text:p>194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1:21:51.664319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5T11:23:00.232680508</dc:date>
    <meta:editing-duration>P3DT28M58S</meta:editing-duration>
    <meta:editing-cycles>1404</meta:editing-cycles>
    <meta:generator>LibreOffice/4.2.8.2$Linux_X86_64 LibreOffice_project/420m0$Build-2</meta:generator>
    <meta:document-statistic meta:table-count="10" meta:cell-count="3274" meta:object-count="0"/>
  </office:meta>
</office:document-meta>
</file>